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hlorinez" svg:font-family="Chlorinez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768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7.713cm"/>
    </style:style>
    <style:style style:name="co5" style:family="table-column">
      <style:table-column-properties fo:break-before="auto" style:column-width="5.216cm"/>
    </style:style>
    <style:style style:name="co6" style:family="table-column">
      <style:table-column-properties fo:break-before="auto" style:column-width="6.964cm"/>
    </style:style>
    <style:style style:name="co7" style:family="table-column">
      <style:table-column-properties fo:break-before="auto" style:column-width="7.562cm"/>
    </style:style>
    <style:style style:name="co8" style:family="table-column">
      <style:table-column-properties fo:break-before="auto" style:column-width="2.663cm"/>
    </style:style>
    <style:style style:name="co9" style:family="table-column">
      <style:table-column-properties fo:break-before="auto" style:column-width="2.581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style:font-name-asian="DejaVu Sans" style:font-name-complex="DejaVu Sans"/>
    </style:style>
    <style:style style:name="ce3" style:family="table-cell" style:parent-style-name="Default" style:data-style-name="N37"/>
    <style:style style:name="ce4" style:family="table-cell" style:parent-style-name="Default" style:data-style-name="N84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1"/>
        <table:table-column table:style-name="co1" table:default-cell-style-name="Default"/>
        <table:table-row table:style-name="ro1"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3"/>
          <table:table-cell table:formula="of:=&quot;1.4 Released 01/01/2010, Downloads: &quot; &amp; TEXT([.D12];&quot;######&quot;)" office:value-type="string" office:string-value="1.4 Released 01/01/2010, Downloads: 71433">
            <text:p>1.4 Released 01/01/2010, Downloads: 71433</text:p>
          </table:table-cell>
          <table:table-cell/>
          <table:table-cell table:formula="of:= &quot;1.5 Released 01/08/2010, Downloads: &quot; &amp; TEXT([.F12];&quot;######&quot;)" office:value-type="string" office:string-value="1.5 Released 01/08/2010, Downloads: 109371">
            <text:p>1.5 Released 01/08/2010, Downloads: 109371</text:p>
          </table:table-cell>
          <table:table-cell/>
          <table:table-cell table:style-name="ce2" table:formula="of:= &quot;1.6 Released 27/11/2010, Downloads: &quot; &amp; TEXT([.H12];&quot;######&quot;)" office:value-type="string" office:string-value="1.6 Released 27/11/2010, Downloads: 188430">
            <text:p>1.6 Released 27/11/2010, Downloads: 188430</text:p>
          </table:table-cell>
          <table:table-cell/>
          <table:table-cell table:style-name="ce2" table:formula="of:= &quot;1.7.0 Released 19/06/2010, Downloads: &quot; &amp; TEXT([.J12];&quot;######&quot;)" office:value-type="string" office:string-value="1.7.0 Released 19/06/2010, Downloads: 102372">
            <text:p>1.7.0 Released 19/06/2010, Downloads: 1023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onth 1</text:p>
          </table:table-cell>
          <table:table-cell office:value-type="float" office:value="8262">
            <text:p>8262</text:p>
          </table:table-cell>
          <table:table-cell table:formula="of:=[.D3]" office:value-type="float" office:value="8262">
            <text:p>8262</text:p>
          </table:table-cell>
          <table:table-cell office:value-type="float" office:value="17699">
            <text:p>17699</text:p>
          </table:table-cell>
          <table:table-cell table:formula="of:=[.F3]" office:value-type="float" office:value="17699">
            <text:p>17699</text:p>
          </table:table-cell>
          <table:table-cell table:style-name="ce1" office:value-type="float" office:value="37833">
            <text:p>37833</text:p>
          </table:table-cell>
          <table:table-cell table:formula="of:=[.H3]" office:value-type="float" office:value="37833">
            <text:p>37833</text:p>
          </table:table-cell>
          <table:table-cell office:value-type="float" office:value="15101">
            <text:p>15101</text:p>
          </table:table-cell>
          <table:table-cell table:formula="of:=[.J3]" office:value-type="float" office:value="15101">
            <text:p>15101</text:p>
          </table:table-cell>
        </table:table-row>
        <table:table-row table:style-name="ro1">
          <table:table-cell table:number-columns-repeated="2"/>
          <table:table-cell office:value-type="string">
            <text:p>Month 2</text:p>
          </table:table-cell>
          <table:table-cell office:value-type="float" office:value="13199">
            <text:p>13199</text:p>
          </table:table-cell>
          <table:table-cell table:formula="of:=SUM([.D3:.D4])" office:value-type="float" office:value="21461">
            <text:p>21461</text:p>
          </table:table-cell>
          <table:table-cell table:style-name="ce1" office:value-type="float" office:value="36903">
            <text:p>36903</text:p>
          </table:table-cell>
          <table:table-cell table:formula="of:=SUM([.F3:.F4])" office:value-type="float" office:value="54602">
            <text:p>54602</text:p>
          </table:table-cell>
          <table:table-cell table:style-name="ce1" office:value-type="float" office:value="8335">
            <text:p>8335</text:p>
          </table:table-cell>
          <table:table-cell table:formula="of:=SUM([.H3:.H4])" office:value-type="float" office:value="46168">
            <text:p>46168</text:p>
          </table:table-cell>
          <table:table-cell office:value-type="float" office:value="25701">
            <text:p>25701</text:p>
          </table:table-cell>
          <table:table-cell table:formula="of:=SUM([.J3:.J4])" office:value-type="float" office:value="40802">
            <text:p>40802</text:p>
          </table:table-cell>
        </table:table-row>
        <table:table-row table:style-name="ro1">
          <table:table-cell table:number-columns-repeated="2"/>
          <table:table-cell office:value-type="string">
            <text:p>Month 3</text:p>
          </table:table-cell>
          <table:table-cell office:value-type="float" office:value="12526">
            <text:p>12526</text:p>
          </table:table-cell>
          <table:table-cell table:formula="of:=SUM([.D3:.D5])" office:value-type="float" office:value="33987">
            <text:p>33987</text:p>
          </table:table-cell>
          <table:table-cell office:value-type="float" office:value="28818">
            <text:p>28818</text:p>
          </table:table-cell>
          <table:table-cell table:formula="of:=SUM([.F3:.F5])" office:value-type="float" office:value="83420">
            <text:p>83420</text:p>
          </table:table-cell>
          <table:table-cell office:value-type="float" office:value="24547">
            <text:p>24547</text:p>
          </table:table-cell>
          <table:table-cell table:formula="of:=SUM([.H3:.H5])" office:value-type="float" office:value="70715">
            <text:p>70715</text:p>
          </table:table-cell>
          <table:table-cell office:value-type="float" office:value="32632">
            <text:p>32632</text:p>
          </table:table-cell>
          <table:table-cell table:formula="of:=SUM([.J3:.J5])" office:value-type="float" office:value="73434">
            <text:p>73434</text:p>
          </table:table-cell>
        </table:table-row>
        <table:table-row table:style-name="ro1">
          <table:table-cell table:number-columns-repeated="2"/>
          <table:table-cell office:value-type="string">
            <text:p>Month 4</text:p>
          </table:table-cell>
          <table:table-cell office:value-type="float" office:value="12554">
            <text:p>12554</text:p>
          </table:table-cell>
          <table:table-cell table:formula="of:=SUM([.D3:.D6])" office:value-type="float" office:value="46541">
            <text:p>46541</text:p>
          </table:table-cell>
          <table:table-cell office:value-type="float" office:value="25951">
            <text:p>25951</text:p>
          </table:table-cell>
          <table:table-cell table:formula="of:=SUM([.F3:.F6])" office:value-type="float" office:value="109371">
            <text:p>109371</text:p>
          </table:table-cell>
          <table:table-cell table:style-name="ce1" office:value-type="float" office:value="46190">
            <text:p>46190</text:p>
          </table:table-cell>
          <table:table-cell table:formula="of:=SUM([.H3:.H6])" office:value-type="float" office:value="116905">
            <text:p>116905</text:p>
          </table:table-cell>
          <table:table-cell office:value-type="float" office:value="27867">
            <text:p>27867</text:p>
          </table:table-cell>
          <table:table-cell table:formula="of:=SUM([.J3:.J6])" office:value-type="float" office:value="101301">
            <text:p>101301</text:p>
          </table:table-cell>
        </table:table-row>
        <table:table-row table:style-name="ro1">
          <table:table-cell table:number-columns-repeated="2"/>
          <table:table-cell office:value-type="string">
            <text:p>Month 5</text:p>
          </table:table-cell>
          <table:table-cell office:value-type="float" office:value="8514">
            <text:p>8514</text:p>
          </table:table-cell>
          <table:table-cell table:formula="of:=SUM([.D3:.D7])" office:value-type="float" office:value="55055">
            <text:p>55055</text:p>
          </table:table-cell>
          <table:table-cell table:number-columns-repeated="2"/>
          <table:table-cell table:style-name="ce1" office:value-type="float" office:value="26936">
            <text:p>26936</text:p>
          </table:table-cell>
          <table:table-cell table:formula="of:=SUM([.H3:.H7])" office:value-type="float" office:value="143841">
            <text:p>143841</text:p>
          </table:table-cell>
          <table:table-cell office:value-type="float" office:value="1071">
            <text:p>1071</text:p>
          </table:table-cell>
          <table:table-cell table:formula="of:=SUM([.J3:.J7])" office:value-type="float" office:value="102372">
            <text:p>102372</text:p>
          </table:table-cell>
        </table:table-row>
        <table:table-row table:style-name="ro1">
          <table:table-cell table:number-columns-repeated="2"/>
          <table:table-cell office:value-type="string">
            <text:p>Month 6</text:p>
          </table:table-cell>
          <table:table-cell office:value-type="float" office:value="8138">
            <text:p>8138</text:p>
          </table:table-cell>
          <table:table-cell table:formula="of:=SUM([.D3:.D8])" office:value-type="float" office:value="63193">
            <text:p>63193</text:p>
          </table:table-cell>
          <table:table-cell table:number-columns-repeated="2"/>
          <table:table-cell table:style-name="ce1" office:value-type="float" office:value="28399">
            <text:p>28399</text:p>
          </table:table-cell>
          <table:table-cell table:formula="of:=SUM([.H3:.H8])" office:value-type="float" office:value="172240">
            <text:p>172240</text:p>
          </table:table-cell>
          <table:table-cell office:value-type="float" office:value="0">
            <text:p>0</text:p>
          </table:table-cell>
          <table:table-cell table:formula="of:=SUM([.J3:.J8])" office:value-type="float" office:value="102372">
            <text:p>102372</text:p>
          </table:table-cell>
        </table:table-row>
        <table:table-row table:style-name="ro1">
          <table:table-cell table:number-columns-repeated="2"/>
          <table:table-cell office:value-type="string">
            <text:p>Month 7</text:p>
          </table:table-cell>
          <table:table-cell office:value-type="float" office:value="7449">
            <text:p>7449</text:p>
          </table:table-cell>
          <table:table-cell table:formula="of:=SUM([.D3:.D9])" office:value-type="float" office:value="70642">
            <text:p>70642</text:p>
          </table:table-cell>
          <table:table-cell table:number-columns-repeated="2"/>
          <table:table-cell table:style-name="ce1" office:value-type="float" office:value="16190">
            <text:p>16190</text:p>
          </table:table-cell>
          <table:table-cell table:formula="of:=SUM([.H3:.H9])" office:value-type="float" office:value="188430">
            <text:p>188430</text:p>
          </table:table-cell>
          <table:table-cell office:value-type="float" office:value="0">
            <text:p>0</text:p>
          </table:table-cell>
          <table:table-cell table:formula="of:=SUM([.J3:.J9])" office:value-type="float" office:value="102372">
            <text:p>102372</text:p>
          </table:table-cell>
        </table:table-row>
        <table:table-row table:style-name="ro1">
          <table:table-cell table:number-columns-repeated="2"/>
          <table:table-cell office:value-type="string">
            <text:p>Month 8</text:p>
          </table:table-cell>
          <table:table-cell office:value-type="float" office:value="791">
            <text:p>791</text:p>
          </table:table-cell>
          <table:table-cell table:formula="of:=SUM([.D3:.D10])" office:value-type="float" office:value="71433">
            <text:p>71433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Sum</text:p>
          </table:table-cell>
          <table:table-cell table:formula="of:=SUM([.D3:.D11])" office:value-type="float" office:value="71433">
            <text:p>71433</text:p>
          </table:table-cell>
          <table:table-cell/>
          <table:table-cell table:formula="of:=SUM([.F3:.F10])" office:value-type="float" office:value="109371">
            <text:p>109371</text:p>
          </table:table-cell>
          <table:table-cell/>
          <table:table-cell table:formula="of:=SUM([.H3:.H10])" office:value-type="float" office:value="188430">
            <text:p>188430</text:p>
          </table:table-cell>
          <table:table-cell/>
          <table:table-cell table:style-name="Default" table:formula="of:=SUM([.J3:.J10])" office:value-type="float" office:value="102372">
            <text:p>102372</text:p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/>
        </table:table-row>
        <table:table-row table:style-name="ro1">
          <table:table-cell>
            <draw:frame table:end-cell-address="Sheet1.F54" table:end-x="6.407cm" table:end-y="0.213cm" draw:z-index="1" draw:style-name="gr1" svg:width="24.546cm" svg:height="19.151cm" svg:x="1.311cm" svg:y="0.207cm">
              <draw:object draw:notify-on-update-of-ranges="Sheet1.C3:Sheet1.C10 Sheet1.D2:Sheet1.D2 Sheet1.E3:Sheet1.E10 Sheet1.F2:Sheet1.F2 Sheet1.G3:Sheet1.G10 Sheet1.H2:Sheet1.H2 Sheet1.I3:Sheet1.I11 Sheet1.J2:Sheet1.J2 Sheet1.K3:Sheet1.K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>
            <draw:frame table:end-cell-address="Sheet1.N55" table:end-x="0.882cm" table:end-y="0.066cm" draw:z-index="0" draw:style-name="gr1" svg:width="30.691cm" svg:height="19.506cm" svg:x="6.786cm" svg:y="0.183cm">
              <draw:object draw:notify-on-update-of-ranges="Sheet1.C3:Sheet1.C10 Sheet1.D2:Sheet1.D2 Sheet1.D3:Sheet1.D10 Sheet1.F2:Sheet1.F2 Sheet1.F3:Sheet1.F10 Sheet1.H2:Sheet1.H2 Sheet1.H3:Sheet1.H11 Sheet1.J2:Sheet1.J2 Sheet1.J3:Sheet1.J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 table:style-name="Default"/>
          <table:table-cell/>
        </table:table-row>
      </table:table>
      <table:table table:name="Sheet2" table:style-name="ta1" table:print="false">
        <table:shapes>
          <draw:frame draw:z-index="0" draw:style-name="gr1" svg:width="18.851cm" svg:height="8.995cm" svg:x="15.42cm" svg:y="8.202cm">
            <draw:object draw:notify-on-update-of-ranges="Sheet2.B14:Sheet2.B14 Sheet2.B15:Sheet2.B36 Sheet2.C14:Sheet2.C14 Sheet2.C15:Sheet2.C36 Sheet2.E14:Sheet2.E14 Sheet2.E15:Sheet2.E36 Sheet2.G14:Sheet2.G14 Sheet2.G15:Sheet2.G36 Sheet2.I14:Sheet2.I14 Sheet2.I15:Sheet2.I3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&quot;1.4 Released 01/01/2010, Downloads: &quot; &amp; TEXT([.C12];&quot;######&quot;)" office:value-type="string" office:string-value="1.4 Released 01/01/2010, Downloads: 71433">
            <text:p>1.4 Released 01/01/2010, Downloads: 71433</text:p>
          </table:table-cell>
          <table:table-cell/>
          <table:table-cell table:formula="of:= &quot;1.5 Released 01/08/2010, Downloads: &quot; &amp; TEXT([.E12];&quot;######&quot;)" office:value-type="string" office:string-value="1.5 Released 01/08/2010, Downloads: 109371">
            <text:p>1.5 Released 01/08/2010, Downloads: 109371</text:p>
          </table:table-cell>
          <table:table-cell/>
          <table:table-cell table:style-name="ce2" table:formula="of:= &quot;1.6 Released 27/11/2010, Downloads: &quot; &amp; TEXT([.G12];&quot;######&quot;)" office:value-type="string" office:string-value="1.6 Released 27/11/2010, Downloads: 188430">
            <text:p>1.6 Released 27/11/2010, Downloads: 188430</text:p>
          </table:table-cell>
          <table:table-cell/>
          <table:table-cell table:style-name="ce2" table:formula="of:= &quot;1.7.0 Released 19/06/2010, Downloads: &quot; &amp; TEXT([.I12];&quot;######&quot;)" office:value-type="string" office:string-value="1.7.0 Released 19/06/2010, Downloads: 102372">
            <text:p>1.7.0 Released 19/06/2010, Downloads: 102372</text:p>
          </table:table-cell>
          <table:table-cell/>
        </table:table-row>
        <table:table-row table:style-name="ro1">
          <table:table-cell/>
          <table:table-cell office:value-type="string">
            <text:p>Month 1</text:p>
          </table:table-cell>
          <table:table-cell office:value-type="float" office:value="8262">
            <text:p>8262</text:p>
          </table:table-cell>
          <table:table-cell table:formula="of:=[.C3]" office:value-type="float" office:value="8262">
            <text:p>8262</text:p>
          </table:table-cell>
          <table:table-cell office:value-type="float" office:value="17699">
            <text:p>17699</text:p>
          </table:table-cell>
          <table:table-cell table:formula="of:=[.E3]" office:value-type="float" office:value="17699">
            <text:p>17699</text:p>
          </table:table-cell>
          <table:table-cell table:style-name="ce1" office:value-type="float" office:value="37833">
            <text:p>37833</text:p>
          </table:table-cell>
          <table:table-cell table:formula="of:=[.G3]" office:value-type="float" office:value="37833">
            <text:p>37833</text:p>
          </table:table-cell>
          <table:table-cell table:style-name="ce1" office:value-type="float" office:value="15101">
            <text:p>15101</text:p>
          </table:table-cell>
          <table:table-cell table:formula="of:=[.I3]" office:value-type="float" office:value="15101">
            <text:p>15101</text:p>
          </table:table-cell>
        </table:table-row>
        <table:table-row table:style-name="ro1">
          <table:table-cell/>
          <table:table-cell office:value-type="string">
            <text:p>Month 2</text:p>
          </table:table-cell>
          <table:table-cell office:value-type="float" office:value="13199">
            <text:p>13199</text:p>
          </table:table-cell>
          <table:table-cell table:formula="of:=SUM([.C3:.C4])" office:value-type="float" office:value="21461">
            <text:p>21461</text:p>
          </table:table-cell>
          <table:table-cell table:style-name="ce1" office:value-type="float" office:value="36903">
            <text:p>36903</text:p>
          </table:table-cell>
          <table:table-cell table:formula="of:=SUM([.E3:.E4])" office:value-type="float" office:value="54602">
            <text:p>54602</text:p>
          </table:table-cell>
          <table:table-cell table:style-name="ce1" office:value-type="float" office:value="8335">
            <text:p>8335</text:p>
          </table:table-cell>
          <table:table-cell table:formula="of:=SUM([.G3:.G4])" office:value-type="float" office:value="46168">
            <text:p>46168</text:p>
          </table:table-cell>
          <table:table-cell table:style-name="ce1" office:value-type="float" office:value="25701">
            <text:p>25701</text:p>
          </table:table-cell>
          <table:table-cell table:formula="of:=SUM([.I3:.I4])" office:value-type="float" office:value="40802">
            <text:p>40802</text:p>
          </table:table-cell>
        </table:table-row>
        <table:table-row table:style-name="ro1">
          <table:table-cell/>
          <table:table-cell office:value-type="string">
            <text:p>Month 3</text:p>
          </table:table-cell>
          <table:table-cell office:value-type="float" office:value="12526">
            <text:p>12526</text:p>
          </table:table-cell>
          <table:table-cell table:formula="of:=SUM([.C3:.C5])" office:value-type="float" office:value="33987">
            <text:p>33987</text:p>
          </table:table-cell>
          <table:table-cell office:value-type="float" office:value="28818">
            <text:p>28818</text:p>
          </table:table-cell>
          <table:table-cell table:formula="of:=SUM([.E3:.E5])" office:value-type="float" office:value="83420">
            <text:p>83420</text:p>
          </table:table-cell>
          <table:table-cell office:value-type="float" office:value="24547">
            <text:p>24547</text:p>
          </table:table-cell>
          <table:table-cell table:formula="of:=SUM([.G3:.G5])" office:value-type="float" office:value="70715">
            <text:p>70715</text:p>
          </table:table-cell>
          <table:table-cell table:style-name="ce1" office:value-type="float" office:value="32632">
            <text:p>32632</text:p>
          </table:table-cell>
          <table:table-cell table:formula="of:=SUM([.I3:.I5])" office:value-type="float" office:value="73434">
            <text:p>73434</text:p>
          </table:table-cell>
        </table:table-row>
        <table:table-row table:style-name="ro1">
          <table:table-cell/>
          <table:table-cell office:value-type="string">
            <text:p>Month 4</text:p>
          </table:table-cell>
          <table:table-cell office:value-type="float" office:value="12554">
            <text:p>12554</text:p>
          </table:table-cell>
          <table:table-cell table:formula="of:=SUM([.C3:.C6])" office:value-type="float" office:value="46541">
            <text:p>46541</text:p>
          </table:table-cell>
          <table:table-cell office:value-type="float" office:value="25951">
            <text:p>25951</text:p>
          </table:table-cell>
          <table:table-cell table:formula="of:=SUM([.E3:.E6])" office:value-type="float" office:value="109371">
            <text:p>109371</text:p>
          </table:table-cell>
          <table:table-cell table:style-name="ce1" office:value-type="float" office:value="46190">
            <text:p>46190</text:p>
          </table:table-cell>
          <table:table-cell table:formula="of:=SUM([.G3:.G6])" office:value-type="float" office:value="116905">
            <text:p>116905</text:p>
          </table:table-cell>
          <table:table-cell table:style-name="ce1" office:value-type="float" office:value="27867">
            <text:p>27867</text:p>
          </table:table-cell>
          <table:table-cell table:formula="of:=SUM([.I3:.I6])" office:value-type="float" office:value="101301">
            <text:p>101301</text:p>
          </table:table-cell>
        </table:table-row>
        <table:table-row table:style-name="ro1">
          <table:table-cell/>
          <table:table-cell office:value-type="string">
            <text:p>Month 5</text:p>
          </table:table-cell>
          <table:table-cell office:value-type="float" office:value="8514">
            <text:p>8514</text:p>
          </table:table-cell>
          <table:table-cell table:formula="of:=SUM([.C3:.C7])" office:value-type="float" office:value="55055">
            <text:p>55055</text:p>
          </table:table-cell>
          <table:table-cell table:number-columns-repeated="2"/>
          <table:table-cell table:style-name="ce1" office:value-type="float" office:value="26936">
            <text:p>26936</text:p>
          </table:table-cell>
          <table:table-cell table:formula="of:=SUM([.G3:.G7])" office:value-type="float" office:value="143841">
            <text:p>143841</text:p>
          </table:table-cell>
          <table:table-cell table:style-name="ce1" office:value-type="float" office:value="1071">
            <text:p>1071</text:p>
          </table:table-cell>
          <table:table-cell table:formula="of:=SUM([.I3:.I7])" office:value-type="float" office:value="102372">
            <text:p>102372</text:p>
          </table:table-cell>
        </table:table-row>
        <table:table-row table:style-name="ro1">
          <table:table-cell/>
          <table:table-cell office:value-type="string">
            <text:p>Month 6</text:p>
          </table:table-cell>
          <table:table-cell office:value-type="float" office:value="8138">
            <text:p>8138</text:p>
          </table:table-cell>
          <table:table-cell table:formula="of:=SUM([.C3:.C8])" office:value-type="float" office:value="63193">
            <text:p>63193</text:p>
          </table:table-cell>
          <table:table-cell table:number-columns-repeated="2"/>
          <table:table-cell table:style-name="ce1" office:value-type="float" office:value="28399">
            <text:p>28399</text:p>
          </table:table-cell>
          <table:table-cell table:formula="of:=SUM([.G3:.G8])" office:value-type="float" office:value="172240">
            <text:p>172240</text:p>
          </table:table-cell>
          <table:table-cell table:style-name="ce1" office:value-type="float" office:value="0">
            <text:p>0</text:p>
          </table:table-cell>
          <table:table-cell table:formula="of:=SUM([.I3:.I8])" office:value-type="float" office:value="102372">
            <text:p>102372</text:p>
          </table:table-cell>
        </table:table-row>
        <table:table-row table:style-name="ro1">
          <table:table-cell/>
          <table:table-cell office:value-type="string">
            <text:p>Month 7</text:p>
          </table:table-cell>
          <table:table-cell office:value-type="float" office:value="7449">
            <text:p>7449</text:p>
          </table:table-cell>
          <table:table-cell table:formula="of:=SUM([.C3:.C9])" office:value-type="float" office:value="70642">
            <text:p>70642</text:p>
          </table:table-cell>
          <table:table-cell table:number-columns-repeated="2"/>
          <table:table-cell table:style-name="ce1" office:value-type="float" office:value="16190">
            <text:p>16190</text:p>
          </table:table-cell>
          <table:table-cell table:formula="of:=SUM([.G3:.G9])" office:value-type="float" office:value="188430">
            <text:p>188430</text:p>
          </table:table-cell>
          <table:table-cell table:style-name="ce1" office:value-type="float" office:value="0">
            <text:p>0</text:p>
          </table:table-cell>
          <table:table-cell table:formula="of:=SUM([.I3:.I9])" office:value-type="float" office:value="102372">
            <text:p>102372</text:p>
          </table:table-cell>
        </table:table-row>
        <table:table-row table:style-name="ro1">
          <table:table-cell/>
          <table:table-cell office:value-type="string">
            <text:p>Month 8</text:p>
          </table:table-cell>
          <table:table-cell office:value-type="float" office:value="791">
            <text:p>791</text:p>
          </table:table-cell>
          <table:table-cell table:formula="of:=SUM([.C3:.C10])" office:value-type="float" office:value="71433">
            <text:p>7143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Sum</text:p>
          </table:table-cell>
          <table:table-cell table:formula="of:=SUM([.C3:.C11])" office:value-type="float" office:value="71433">
            <text:p>71433</text:p>
          </table:table-cell>
          <table:table-cell/>
          <table:table-cell table:formula="of:=SUM([.E3:.E10])" office:value-type="float" office:value="109371">
            <text:p>109371</text:p>
          </table:table-cell>
          <table:table-cell/>
          <table:table-cell table:formula="of:=SUM([.G3:.G10])" office:value-type="float" office:value="188430">
            <text:p>188430</text:p>
          </table:table-cell>
          <table:table-cell/>
          <table:table-cell table:formula="of:=SUM([.I3:.I10])" office:value-type="float" office:value="102372">
            <text:p>10237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/>
          <table:table-cell office:value-type="string">
            <text:p>1.4 downloads</text:p>
          </table:table-cell>
          <table:table-cell office:value-type="string">
            <text:p>1.4 accum. Downloads</text:p>
          </table:table-cell>
          <table:table-cell office:value-type="string">
            <text:p>1.5 downloads</text:p>
          </table:table-cell>
          <table:table-cell office:value-type="string">
            <text:p>1.5 accum. Downloads</text:p>
          </table:table-cell>
          <table:table-cell table:style-name="ce3" office:value-type="string">
            <text:p>1.6 downloads</text:p>
          </table:table-cell>
          <table:table-cell/>
          <table:table-cell office:value-type="string">
            <text:p>1.7 downloads</text:p>
          </table:table-cell>
          <table:table-cell/>
        </table:table-row>
        <table:table-row table:style-name="ro1">
          <table:table-cell/>
          <table:table-cell office:value-type="string">
            <text:p>2010-01</text:p>
          </table:table-cell>
          <table:table-cell office:value-type="float" office:value="8262">
            <text:p>8262</text:p>
          </table:table-cell>
          <table:table-cell table:formula="of:=[.C15]" office:value-type="float" office:value="8262">
            <text:p>826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2010-02</text:p>
          </table:table-cell>
          <table:table-cell office:value-type="float" office:value="13199">
            <text:p>13199</text:p>
          </table:table-cell>
          <table:table-cell table:formula="of:=SUM([.C15:.C16])" office:value-type="float" office:value="21461">
            <text:p>2146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2010-03</text:p>
          </table:table-cell>
          <table:table-cell office:value-type="float" office:value="12526">
            <text:p>12526</text:p>
          </table:table-cell>
          <table:table-cell table:formula="of:=SUM([.C15:.C17])" office:value-type="float" office:value="33987">
            <text:p>3398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010-04</text:p>
          </table:table-cell>
          <table:table-cell office:value-type="float" office:value="12554">
            <text:p>12554</text:p>
          </table:table-cell>
          <table:table-cell table:formula="of:=SUM([.C15:.C18])" office:value-type="float" office:value="46541">
            <text:p>4654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010-05</text:p>
          </table:table-cell>
          <table:table-cell office:value-type="float" office:value="8514">
            <text:p>8514</text:p>
          </table:table-cell>
          <table:table-cell table:formula="of:=SUM([.C15:.C19])" office:value-type="float" office:value="55055">
            <text:p>5505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010-06</text:p>
          </table:table-cell>
          <table:table-cell office:value-type="float" office:value="8138">
            <text:p>8138</text:p>
          </table:table-cell>
          <table:table-cell table:formula="of:=SUM([.C15:.C20])" office:value-type="float" office:value="63193">
            <text:p>6319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010-07</text:p>
          </table:table-cell>
          <table:table-cell office:value-type="float" office:value="7449">
            <text:p>7449</text:p>
          </table:table-cell>
          <table:table-cell table:formula="of:=SUM([.C15:.C21])" office:value-type="float" office:value="70642">
            <text:p>7064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010-08</text:p>
          </table:table-cell>
          <table:table-cell office:value-type="float" office:value="791">
            <text:p>791</text:p>
          </table:table-cell>
          <table:table-cell table:formula="of:=SUM([.C15:.C22])" office:value-type="float" office:value="71433">
            <text:p>71433</text:p>
          </table:table-cell>
          <table:table-cell office:value-type="float" office:value="17699">
            <text:p>17699</text:p>
          </table:table-cell>
          <table:table-cell table:formula="of:=[.E22]" office:value-type="float" office:value="17699">
            <text:p>1769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010-09</text:p>
          </table:table-cell>
          <table:table-cell office:value-type="float" office:value="0">
            <text:p>0</text:p>
          </table:table-cell>
          <table:table-cell/>
          <table:table-cell table:style-name="ce1" office:value-type="float" office:value="36903">
            <text:p>36903</text:p>
          </table:table-cell>
          <table:table-cell table:formula="of:=SUM([.E22:.E23])" office:value-type="float" office:value="54602">
            <text:p>5460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010-10</text:p>
          </table:table-cell>
          <table:table-cell office:value-type="float" office:value="0">
            <text:p>0</text:p>
          </table:table-cell>
          <table:table-cell/>
          <table:table-cell office:value-type="float" office:value="28818">
            <text:p>28818</text:p>
          </table:table-cell>
          <table:table-cell table:formula="of:=SUM([.E22:.E24])" office:value-type="float" office:value="83420">
            <text:p>8342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010-11</text:p>
          </table:table-cell>
          <table:table-cell office:value-type="float" office:value="0">
            <text:p>0</text:p>
          </table:table-cell>
          <table:table-cell/>
          <table:table-cell office:value-type="float" office:value="25951">
            <text:p>25951</text:p>
          </table:table-cell>
          <table:table-cell table:formula="of:=SUM([.E22:.E25])" office:value-type="float" office:value="109371">
            <text:p>10937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010-1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" office:value-type="float" office:value="37833">
            <text:p>37833</text:p>
          </table:table-cell>
          <table:table-cell table:formula="of:=[.G26]" office:value-type="float" office:value="37833">
            <text:p>378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011-0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" office:value-type="float" office:value="8335">
            <text:p>8335</text:p>
          </table:table-cell>
          <table:table-cell table:formula="of:=SUM([.G26:.G27])" office:value-type="float" office:value="46168">
            <text:p>4616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011-0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4547">
            <text:p>24547</text:p>
          </table:table-cell>
          <table:table-cell table:formula="of:=SUM([.G26:.G28])" office:value-type="float" office:value="70715">
            <text:p>7071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011-0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" office:value-type="float" office:value="46190">
            <text:p>46190</text:p>
          </table:table-cell>
          <table:table-cell table:formula="of:=SUM([.G26:.G29])" office:value-type="float" office:value="116905">
            <text:p>11690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011-04</text:p>
          </table:table-cell>
          <table:table-cell table:number-columns-repeated="4"/>
          <table:table-cell table:style-name="ce1" office:value-type="float" office:value="26936">
            <text:p>26936</text:p>
          </table:table-cell>
          <table:table-cell table:formula="of:=SUM([.G26:.G30])" office:value-type="float" office:value="143841">
            <text:p>14384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011-05</text:p>
          </table:table-cell>
          <table:table-cell table:number-columns-repeated="4"/>
          <table:table-cell table:style-name="ce1" office:value-type="float" office:value="28399">
            <text:p>28399</text:p>
          </table:table-cell>
          <table:table-cell table:formula="of:=SUM([.G26:.G31])" office:value-type="float" office:value="172240">
            <text:p>17224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011-06</text:p>
          </table:table-cell>
          <table:table-cell table:number-columns-repeated="4"/>
          <table:table-cell table:style-name="ce1" office:value-type="float" office:value="16190">
            <text:p>16190</text:p>
          </table:table-cell>
          <table:table-cell table:formula="of:=SUM([.G26:.G32])" office:value-type="float" office:value="188430">
            <text:p>188430</text:p>
          </table:table-cell>
          <table:table-cell table:style-name="ce1" office:value-type="float" office:value="15101">
            <text:p>15101</text:p>
          </table:table-cell>
          <table:table-cell table:formula="of:=[.I32]" office:value-type="float" office:value="15101">
            <text:p>15101</text:p>
          </table:table-cell>
        </table:table-row>
        <table:table-row table:style-name="ro1">
          <table:table-cell/>
          <table:table-cell office:value-type="string">
            <text:p>2011-07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table:style-name="ce1" office:value-type="float" office:value="25701">
            <text:p>25701</text:p>
          </table:table-cell>
          <table:table-cell table:formula="of:=SUM([.I32:.I33])" office:value-type="float" office:value="40802">
            <text:p>40802</text:p>
          </table:table-cell>
        </table:table-row>
        <table:table-row table:style-name="ro1">
          <table:table-cell/>
          <table:table-cell office:value-type="string">
            <text:p>2011-08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table:style-name="ce1" office:value-type="float" office:value="32632">
            <text:p>32632</text:p>
          </table:table-cell>
          <table:table-cell table:formula="of:=SUM([.I32:.I34])" office:value-type="float" office:value="73434">
            <text:p>73434</text:p>
          </table:table-cell>
        </table:table-row>
        <table:table-row table:style-name="ro1">
          <table:table-cell/>
          <table:table-cell office:value-type="string">
            <text:p>2011-09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table:style-name="ce1" office:value-type="float" office:value="27867">
            <text:p>27867</text:p>
          </table:table-cell>
          <table:table-cell table:formula="of:=SUM([.I32:.I35])" office:value-type="float" office:value="101301">
            <text:p>101301</text:p>
          </table:table-cell>
        </table:table-row>
        <table:table-row table:style-name="ro1">
          <table:table-cell/>
          <table:table-cell office:value-type="string">
            <text:p>2011-1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table:style-name="ce1" office:value-type="float" office:value="1071">
            <text:p>1071</text:p>
          </table:table-cell>
          <table:table-cell table:formula="of:=SUM([.I32:.I36])" office:value-type="float" office:value="102372">
            <text:p>102372</text:p>
          </table:table-cell>
        </table:table-row>
        <table:table-row table:style-name="ro1">
          <table:table-cell/>
          <table:table-cell office:value-type="string">
            <text:p>2011-1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table:style-name="ce1"/>
          <table:table-cell/>
        </table:table-row>
        <table:table-row table:style-name="ro1">
          <table:table-cell/>
          <table:table-cell office:value-type="string">
            <text:p>2011-12</text:p>
          </table:table-cell>
          <table:table-cell table:number-columns-repeated="6"/>
          <table:table-cell table:style-name="ce1"/>
          <table:table-cell/>
        </table:table-row>
      </table:table>
      <table:table table:name="Sheet3" table:style-name="ta1" table:print="false">
        <table:shapes>
          <draw:frame draw:z-index="0" draw:style-name="gr1" svg:width="31.586cm" svg:height="13.387cm" svg:x="2.509cm" svg:y="0.397cm">
            <draw:object draw:notify-on-update-of-ranges="Sheet3.A1:Sheet3.C1 Sheet3.A2:Sheet3.C13 Sheet3.D1:Sheet3.D1 Sheet3.D2:Sheet3.D13 Sheet3.E1:Sheet3.E1 Sheet3.E2:Sheet3.E13 Sheet3.F1:Sheet3.F1 Sheet3.F2:Sheet3.F13 Sheet3.G1:Sheet3.G1 Sheet3.G2:Sheet3.G13 Sheet3.H1:Sheet3.H1 Sheet3.H2:Sheet3.H1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7" table:default-cell-style-name="Default"/>
        <table:table-row table:style-name="ro1">
          <table:table-cell/>
          <table:table-cell table:style-name="ce3" office:value-type="string">
            <text:p>V1.4</text:p>
          </table:table-cell>
          <table:table-cell office:value-type="string">
            <text:p>V1.5</text:p>
          </table:table-cell>
          <table:table-cell office:value-type="string">
            <text:p>V1.6</text:p>
          </table:table-cell>
          <table:table-cell office:value-type="string">
            <text:p>V1.7.0</text:p>
          </table:table-cell>
          <table:table-cell office:value-type="string">
            <text:p>V1.7.1</text:p>
          </table:table-cell>
          <table:table-cell office:value-type="string">
            <text:p>V1.7.2</text:p>
          </table:table-cell>
          <table:table-cell office:value-type="string">
            <text:p>V1.7.3</text:p>
          </table:table-cell>
        </table:table-row>
        <table:table-row table:style-name="ro1">
          <table:table-cell office:value-type="date" office:date-value="2011-01-01">
            <text:p>2011-01-01</text:p>
          </table:table-cell>
          <table:table-cell table:number-columns-repeated="2"/>
          <table:table-cell office:value-type="float" office:value="8335">
            <text:p>8335</text:p>
          </table:table-cell>
          <table:table-cell table:number-columns-repeated="4"/>
        </table:table-row>
        <table:table-row table:style-name="ro1">
          <table:table-cell office:value-type="date" office:date-value="2011-02-01">
            <text:p>2011-02-01</text:p>
          </table:table-cell>
          <table:table-cell table:number-columns-repeated="2"/>
          <table:table-cell office:value-type="float" office:value="24547">
            <text:p>24547</text:p>
          </table:table-cell>
          <table:table-cell table:number-columns-repeated="4"/>
        </table:table-row>
        <table:table-row table:style-name="ro1">
          <table:table-cell office:value-type="date" office:date-value="2011-03-01">
            <text:p>2011-03-01</text:p>
          </table:table-cell>
          <table:table-cell table:number-columns-repeated="2"/>
          <table:table-cell office:value-type="float" office:value="46190">
            <text:p>46190</text:p>
          </table:table-cell>
          <table:table-cell table:number-columns-repeated="4"/>
        </table:table-row>
        <table:table-row table:style-name="ro1">
          <table:table-cell office:value-type="date" office:date-value="2011-04-01">
            <text:p>2011-04-01</text:p>
          </table:table-cell>
          <table:table-cell table:number-columns-repeated="2"/>
          <table:table-cell office:value-type="float" office:value="26936">
            <text:p>26936</text:p>
          </table:table-cell>
          <table:table-cell table:number-columns-repeated="4"/>
        </table:table-row>
        <table:table-row table:style-name="ro1">
          <table:table-cell office:value-type="date" office:date-value="2011-05-01">
            <text:p>2011-05-01</text:p>
          </table:table-cell>
          <table:table-cell table:number-columns-repeated="2"/>
          <table:table-cell office:value-type="float" office:value="28399">
            <text:p>28399</text:p>
          </table:table-cell>
          <table:table-cell table:number-columns-repeated="4"/>
        </table:table-row>
        <table:table-row table:style-name="ro1">
          <table:table-cell office:value-type="date" office:date-value="2011-06-01">
            <text:p>2011-06-01</text:p>
          </table:table-cell>
          <table:table-cell table:number-columns-repeated="2"/>
          <table:table-cell office:value-type="float" office:value="16190">
            <text:p>16190</text:p>
          </table:table-cell>
          <table:table-cell office:value-type="float" office:value="15101">
            <text:p>15101</text:p>
          </table:table-cell>
          <table:table-cell table:number-columns-repeated="3"/>
        </table:table-row>
        <table:table-row table:style-name="ro1">
          <table:table-cell office:value-type="date" office:date-value="2011-07-01">
            <text:p>2011-07-01</text:p>
          </table:table-cell>
          <table:table-cell table:number-columns-repeated="2"/>
          <table:table-cell office:value-type="float" office:value="1321">
            <text:p>1321</text:p>
          </table:table-cell>
          <table:table-cell office:value-type="float" office:value="25701">
            <text:p>25701</text:p>
          </table:table-cell>
          <table:table-cell table:number-columns-repeated="3"/>
        </table:table-row>
        <table:table-row table:style-name="ro1">
          <table:table-cell office:value-type="date" office:date-value="2011-08-01">
            <text:p>2011-08-01</text:p>
          </table:table-cell>
          <table:table-cell table:number-columns-repeated="2"/>
          <table:table-cell office:value-type="float" office:value="2373">
            <text:p>2373</text:p>
          </table:table-cell>
          <table:table-cell office:value-type="float" office:value="32632">
            <text:p>32632</text:p>
          </table:table-cell>
          <table:table-cell table:number-columns-repeated="3"/>
        </table:table-row>
        <table:table-row table:style-name="ro1">
          <table:table-cell office:value-type="date" office:date-value="2011-09-01">
            <text:p>2011-09-01</text:p>
          </table:table-cell>
          <table:table-cell table:number-columns-repeated="3"/>
          <table:table-cell office:value-type="float" office:value="27867">
            <text:p>27867</text:p>
          </table:table-cell>
          <table:table-cell office:value-type="float" office:value="2026">
            <text:p>2026</text:p>
          </table:table-cell>
          <table:table-cell table:number-columns-repeated="2"/>
        </table:table-row>
        <table:table-row table:style-name="ro1">
          <table:table-cell office:value-type="date" office:date-value="2011-10-01">
            <text:p>2011-10-01</text:p>
          </table:table-cell>
          <table:table-cell table:number-columns-repeated="4"/>
          <table:table-cell office:value-type="float" office:value="45516">
            <text:p>45516</text:p>
          </table:table-cell>
          <table:table-cell table:number-columns-repeated="2"/>
        </table:table-row>
        <table:table-row table:style-name="ro1">
          <table:table-cell office:value-type="date" office:date-value="2011-11-01">
            <text:p>2011-11-01</text:p>
          </table:table-cell>
          <table:table-cell table:number-columns-repeated="4"/>
          <table:table-cell office:value-type="float" office:value="78477">
            <text:p>78477</text:p>
          </table:table-cell>
          <table:table-cell office:value-type="float" office:value="20004">
            <text:p>20004</text:p>
          </table:table-cell>
          <table:table-cell/>
        </table:table-row>
        <table:table-row table:style-name="ro1">
          <table:table-cell office:value-type="date" office:date-value="2011-12-01">
            <text:p>2011-12-01</text:p>
          </table:table-cell>
          <table:table-cell table:number-columns-repeated="5"/>
          <table:table-cell office:value-type="float" office:value="27509">
            <text:p>27509</text:p>
          </table:table-cell>
          <table:table-cell office:value-type="float" office:value="21025">
            <text:p>21025</text:p>
          </table:table-cell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hlorinez" svg:font-family="Chlorinez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Chlorinez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="Arial"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3">03.01.2012</text:date>, <text:time>22:1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Sutton</meta:initial-creator>
    <meta:creation-date>2010-09-28T09:41:14</meta:creation-date>
    <dc:date>2012-01-03T22:12:32.60</dc:date>
    <dc:creator>Anita Graser</dc:creator>
    <meta:editing-duration>PT16H31M35S</meta:editing-duration>
    <meta:editing-cycles>19</meta:editing-cycles>
    <meta:generator>LibreOffice/3.4$Win32 LibreOffice_project/340m1$Build-203</meta:generator>
    <meta:document-statistic meta:table-count="3" meta:cell-count="28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Arial Black'" style:font-style-name="Normal" fo:font-size="13pt" style:font-size-asian="13pt" style:font-size-complex="13pt"/>
    </style:style>
    <style:style style:name="ch3" style:family="chart">
      <style:chart-properties chart:auto-position="true"/>
      <style:text-properties style:font-style-name="Normal" fo:font-size="11pt" style:font-size-asian="11pt" style:font-size-complex="11pt"/>
    </style:style>
    <style:style style:name="ch4" style:family="chart">
      <style:graphic-properties svg:stroke-color="#ede7db" draw:fill="solid" draw:fill-color="#ede7db"/>
      <style:text-properties style:font-style-name="Normal" fo:font-size="8pt" style:font-size-asian="8pt" style:font-size-complex="8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style:font-style-name="Normal" fo:font-size="8pt" style:font-size-asian="8pt" style:font-size-complex="8pt"/>
    </style:style>
    <style:style style:name="ch7" style:family="chart">
      <style:chart-properties chart:auto-position="true" style:rotation-angle="0"/>
      <style:text-properties fo:font-family="'Arial Black'" style:font-style-name="Normal" fo:font-size="9pt" style:font-size-asian="9pt" style:font-size-complex="9pt"/>
    </style:style>
    <style:style style:name="ch8" style:family="chart">
      <style:chart-properties chart:auto-position="true" style:rotation-angle="90"/>
      <style:text-properties fo:font-family="'Arial Black'" style:font-style-name="Normal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marker-end="Arrow" draw:marker-end-width="0.3cm" draw:textarea-horizontal-align="center" draw:textarea-vertical-align="middle"/>
    </style:style>
    <style:style style:name="gr2" style:family="graphic">
      <style:graphic-properties draw:stroke="none" svg:stroke-color="#000000" draw:fill="none" draw:fill-color="#ffffff" fo:min-height="0.815cm"/>
    </style:style>
    <style:style style:name="P1" style:family="paragraph">
      <style:paragraph-properties fo:text-align="center"/>
    </style:style>
  </office:automatic-styles>
  <office:body>
    <office:chart>
      <chart:chart svg:width="30.555cm" svg:height="17.993cm" xlink:href=".." xlink:type="simple" chart:class="chart:line" chart:style-name="ch1">
        <chart:title svg:x="9.862cm" svg:y="0.495cm" chart:style-name="ch2">
          <text:p>Download Decay QGIS Downloads By Month</text:p>
        </chart:title>
        <chart:subtitle svg:x="12.72cm" svg:y="1.765cm" chart:style-name="ch3">
          <text:p>(win standalone version only)</text:p>
        </chart:subtitle>
        <chart:legend chart:legend-position="end" svg:x="20.564cm" svg:y="2.963cm" style:legend-expansion="high" chart:style-name="ch4"/>
        <chart:plot-area chart:style-name="ch5" table:cell-range-address="Sheet1.C3:Sheet1.D10 Sheet1.C2:Sheet1.D2 Sheet1.F2:Sheet1.F10 Sheet1.H2:Sheet1.H11 Sheet1.J2:Sheet1.J9" chart:data-source-has-labels="both" svg:x="3.061cm" svg:y="3.382cm" svg:width="24.064cm" svg:height="11.972cm">
          <chartooo:coordinate-region svg:x="4.106cm" svg:y="3.569cm" svg:width="23.019cm" svg:height="11.165cm"/>
          <chart:axis chart:dimension="x" chart:name="primary-x" chart:style-name="ch6" chartooo:axis-type="text">
            <chart:title svg:x="13.289cm" svg:y="15.713cm" chart:style-name="ch7">
              <text:p>Month After Release</text:p>
            </chart:title>
            <chart:categories table:cell-range-address="Sheet1.C3:Sheet1.C10"/>
          </chart:axis>
          <chart:axis chart:dimension="y" chart:name="primary-y" chart:style-name="ch6">
            <chart:title svg:x="1.81cm" svg:y="10.828cm" chart:style-name="ch8">
              <text:p>Download Count</text:p>
            </chart:title>
            <chart:grid chart:style-name="ch9" chart:class="major"/>
          </chart:axis>
          <chart:series chart:style-name="ch10" chart:values-cell-range-address="Sheet1.D3:Sheet1.D10" chart:label-cell-address="Sheet1.D2:Sheet1.D2" chart:class="chart:line">
            <chart:data-point chart:repeated="8"/>
          </chart:series>
          <chart:series chart:style-name="ch11" chart:values-cell-range-address="Sheet1.F3:Sheet1.F10" chart:label-cell-address="Sheet1.F2:Sheet1.F2" chart:class="chart:line">
            <chart:data-point chart:repeated="8"/>
          </chart:series>
          <chart:series chart:style-name="ch12" chart:values-cell-range-address="Sheet1.H3:Sheet1.H11" chart:label-cell-address="Sheet1.H2:Sheet1.H2" chart:class="chart:line">
            <chart:data-point chart:repeated="9"/>
          </chart:series>
          <chart:series chart:style-name="ch13" chart:values-cell-range-address="Sheet1.J3:Sheet1.J9" chart:label-cell-address="Sheet1.J2:Sheet1.J2" chart:class="chart:line">
            <chart:data-point chart:repeated="7"/>
          </chart:series>
          <chart:wall chart:style-name="ch14"/>
          <chart:floor chart:style-name="ch15"/>
        </chart:plot-area>
        <draw:line draw:style-name="gr1" draw:text-style-name="P1" svg:x1="15.74cm" svg:y1="14.368cm" svg:x2="17.536cm" svg:y2="13.478cm">
          <text:p/>
        </draw:line>
        <draw:frame draw:style-name="gr2" svg:width="2.756cm" svg:height="2.86cm" svg:x="17.702cm" svg:y="13.172cm">
          <draw:text-box>
            <text:p>1.7.1 Released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4 Released 01/01/2010, Downloads: 71433</text:p>
                <draw:g>
                  <svg:desc>Sheet1.D2:Sheet1.D2</svg:desc>
                </draw:g>
              </table:table-cell>
              <table:table-cell office:value-type="string">
                <text:p>1.5 Released 01/08/2010, Downloads: 109371</text:p>
                <draw:g>
                  <svg:desc>Sheet1.F2:Sheet1.F2</svg:desc>
                </draw:g>
              </table:table-cell>
              <table:table-cell office:value-type="string">
                <text:p>1.6 Released 27/11/2010, Downloads: 188430</text:p>
                <draw:g>
                  <svg:desc>Sheet1.H2:Sheet1.H2</svg:desc>
                </draw:g>
              </table:table-cell>
              <table:table-cell office:value-type="string">
                <text:p>1.7.0 Released 19/06/2010, Downloads: 102372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th 1</text:p>
                <draw:g>
                  <svg:desc>Sheet1.C3:Sheet1.C10</svg:desc>
                </draw:g>
              </table:table-cell>
              <table:table-cell office:value-type="float" office:value="8262">
                <text:p>8262</text:p>
                <draw:g>
                  <svg:desc>Sheet1.D3:Sheet1.D10</svg:desc>
                </draw:g>
              </table:table-cell>
              <table:table-cell office:value-type="float" office:value="17699">
                <text:p>17699</text:p>
                <draw:g>
                  <svg:desc>Sheet1.F3:Sheet1.F10</svg:desc>
                </draw:g>
              </table:table-cell>
              <table:table-cell office:value-type="float" office:value="37833">
                <text:p>37833</text:p>
                <draw:g>
                  <svg:desc>Sheet1.H3:Sheet1.H11</svg:desc>
                </draw:g>
              </table:table-cell>
              <table:table-cell office:value-type="float" office:value="15101">
                <text:p>15101</text:p>
                <draw:g>
                  <svg:desc>Sheet1.J3:Sheet1.J9</svg:desc>
                </draw:g>
              </table:table-cell>
            </table:table-row>
            <table:table-row>
              <table:table-cell office:value-type="string">
                <text:p>Month 2</text:p>
              </table:table-cell>
              <table:table-cell office:value-type="float" office:value="13199">
                <text:p>13199</text:p>
              </table:table-cell>
              <table:table-cell office:value-type="float" office:value="36903">
                <text:p>36903</text:p>
              </table:table-cell>
              <table:table-cell office:value-type="float" office:value="8335">
                <text:p>8335</text:p>
              </table:table-cell>
              <table:table-cell office:value-type="float" office:value="25701">
                <text:p>25701</text:p>
              </table:table-cell>
            </table:table-row>
            <table:table-row>
              <table:table-cell office:value-type="string">
                <text:p>Month 3</text:p>
              </table:table-cell>
              <table:table-cell office:value-type="float" office:value="12526">
                <text:p>12526</text:p>
              </table:table-cell>
              <table:table-cell office:value-type="float" office:value="28818">
                <text:p>28818</text:p>
              </table:table-cell>
              <table:table-cell office:value-type="float" office:value="24547">
                <text:p>24547</text:p>
              </table:table-cell>
              <table:table-cell office:value-type="float" office:value="32632">
                <text:p>32632</text:p>
              </table:table-cell>
            </table:table-row>
            <table:table-row>
              <table:table-cell office:value-type="string">
                <text:p>Month 4</text:p>
              </table:table-cell>
              <table:table-cell office:value-type="float" office:value="12554">
                <text:p>12554</text:p>
              </table:table-cell>
              <table:table-cell office:value-type="float" office:value="25951">
                <text:p>25951</text:p>
              </table:table-cell>
              <table:table-cell office:value-type="float" office:value="46190">
                <text:p>46190</text:p>
              </table:table-cell>
              <table:table-cell office:value-type="float" office:value="27867">
                <text:p>27867</text:p>
              </table:table-cell>
            </table:table-row>
            <table:table-row>
              <table:table-cell office:value-type="string">
                <text:p>Month 5</text:p>
              </table:table-cell>
              <table:table-cell office:value-type="float" office:value="8514">
                <text:p>8514</text:p>
              </table:table-cell>
              <table:table-cell office:value-type="float" office:value="NaN">
                <text:p>NaN</text:p>
              </table:table-cell>
              <table:table-cell office:value-type="float" office:value="26936">
                <text:p>26936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Month 6</text:p>
              </table:table-cell>
              <table:table-cell office:value-type="float" office:value="8138">
                <text:p>8138</text:p>
              </table:table-cell>
              <table:table-cell office:value-type="float" office:value="NaN">
                <text:p>NaN</text:p>
              </table:table-cell>
              <table:table-cell office:value-type="float" office:value="28399">
                <text:p>28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th 7</text:p>
              </table:table-cell>
              <table:table-cell office:value-type="float" office:value="7449">
                <text:p>7449</text:p>
              </table:table-cell>
              <table:table-cell office:value-type="float" office:value="NaN">
                <text:p>NaN</text:p>
              </table:table-cell>
              <table:table-cell office:value-type="float" office:value="16190">
                <text:p>16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th 8</text:p>
              </table:table-cell>
              <table:table-cell office:value-type="float" office:value="791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2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marker draw:name="Arrow" svg:viewBox="0 0 20 30" svg:d="m10 0-10 30h20z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Arial Black'" style:font-style-name="Normal" fo:font-size="13pt" style:font-size-asian="13pt" style:font-size-complex="13pt"/>
    </style:style>
    <style:style style:name="ch3" style:family="chart">
      <style:chart-properties chart:auto-position="true"/>
      <style:text-properties style:font-style-name="Normal" fo:font-size="11pt" style:font-size-asian="11pt" style:font-size-complex="11pt"/>
    </style:style>
    <style:style style:name="ch4" style:family="chart">
      <style:graphic-properties svg:stroke-color="#ede7db" draw:fill="solid" draw:fill-color="#ede7db"/>
      <style:text-properties style:font-style-name="Normal" fo:font-size="8pt" style:font-size-asian="8pt" style:font-size-complex="8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style:font-style-name="Normal" fo:font-size="8pt" style:font-size-asian="8pt" style:font-size-complex="8pt"/>
    </style:style>
    <style:style style:name="ch7" style:family="chart">
      <style:chart-properties chart:auto-position="true" style:rotation-angle="0"/>
      <style:text-properties fo:font-family="'Arial Black'" style:font-style-name="Normal" fo:font-size="9pt" style:font-size-asian="9pt" style:font-size-complex="9pt"/>
    </style:style>
    <style:style style:name="ch8" style:family="chart">
      <style:chart-properties chart:auto-position="true" style:rotation-angle="90"/>
      <style:text-properties fo:font-family="'Arial Black'" style:font-style-name="Normal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marker-end="Arrow" draw:marker-end-width="0.3cm" draw:textarea-horizontal-align="center" draw:textarea-vertical-align="middle"/>
    </style:style>
    <style:style style:name="gr2" style:family="graphic">
      <style:graphic-properties draw:stroke="none" svg:stroke-color="#000000" draw:fill="none" draw:fill-color="#ffffff" fo:min-height="0.7cm"/>
    </style:style>
    <style:style style:name="P1" style:family="paragraph">
      <style:paragraph-properties fo:text-align="center"/>
    </style:style>
  </office:automatic-styles>
  <office:body>
    <office:chart>
      <chart:chart svg:width="24.474cm" svg:height="17.675cm" xlink:href=".." xlink:type="simple" chart:class="chart:line" chart:style-name="ch1">
        <chart:title svg:x="7.457cm" svg:y="0.489cm" chart:style-name="ch2">
          <text:p>Cumulative QGIS Downloads By Month</text:p>
        </chart:title>
        <chart:subtitle svg:x="9.68cm" svg:y="1.753cm" chart:style-name="ch3">
          <text:p>(win standalone version only)</text:p>
        </chart:subtitle>
        <chart:legend chart:legend-position="end" svg:x="3.691cm" svg:y="3.79cm" style:legend-expansion="high" chart:style-name="ch4"/>
        <chart:plot-area chart:style-name="ch5" table:cell-range-address="Sheet1.C3:Sheet1.C10 Sheet1.D2:Sheet1.D2 Sheet1.E3:Sheet1.E10 Sheet1.F2:Sheet1.F2 Sheet1.G3:Sheet1.G10 Sheet1.H2:Sheet1.H2 Sheet1.I3:Sheet1.I11 Sheet1.J2:Sheet1.J2 Sheet1.K3:Sheet1.K9" chart:data-source-has-labels="both" svg:x="2.302cm" svg:y="3.32cm" svg:width="19.424cm" svg:height="11.776cm">
          <chartooo:coordinate-region svg:x="3.506cm" svg:y="3.507cm" svg:width="18.22cm" svg:height="10.969cm"/>
          <chart:axis chart:dimension="x" chart:name="primary-x" chart:style-name="ch6" chartooo:axis-type="text">
            <chart:title svg:x="10.21cm" svg:y="15.449cm" chart:style-name="ch7">
              <text:p>Month After Release</text:p>
            </chart:title>
            <chart:categories table:cell-range-address="Sheet1.C3:Sheet1.C10"/>
          </chart:axis>
          <chart:axis chart:dimension="y" chart:name="primary-y" chart:style-name="ch6">
            <chart:title svg:x="1.173cm" svg:y="10.668cm" chart:style-name="ch8">
              <text:p>Download Count</text:p>
            </chart:title>
            <chart:grid chart:style-name="ch9" chart:class="major"/>
          </chart:axis>
          <chart:series chart:style-name="ch10" chart:values-cell-range-address="Sheet1.E3:Sheet1.E10" chart:label-cell-address="Sheet1.D2:Sheet1.D2" chart:class="chart:line">
            <chart:data-point chart:repeated="8"/>
          </chart:series>
          <chart:series chart:style-name="ch11" chart:values-cell-range-address="Sheet1.G3:Sheet1.G10" chart:label-cell-address="Sheet1.F2:Sheet1.F2" chart:class="chart:line">
            <chart:data-point chart:repeated="8"/>
          </chart:series>
          <chart:series chart:style-name="ch12" chart:values-cell-range-address="Sheet1.I3:Sheet1.I11" chart:label-cell-address="Sheet1.H2:Sheet1.H2" chart:class="chart:line">
            <chart:data-point chart:repeated="9"/>
          </chart:series>
          <chart:series chart:style-name="ch13" chart:values-cell-range-address="Sheet1.K3:Sheet1.K9" chart:label-cell-address="Sheet1.J2:Sheet1.J2" chart:class="chart:line">
            <chart:data-point chart:repeated="7"/>
          </chart:series>
          <chart:wall chart:style-name="ch14"/>
          <chart:floor chart:style-name="ch15"/>
        </chart:plot-area>
        <draw:line draw:style-name="gr1" draw:text-style-name="P1" svg:x1="10.338cm" svg:y1="8.86cm" svg:x2="8.532cm" svg:y2="7.403cm">
          <text:p/>
        </draw:line>
        <draw:frame draw:style-name="gr2" svg:width="2.368cm" svg:height="2.86cm" svg:x="6.164cm" svg:y="6.87cm">
          <draw:text-box>
            <text:p>1.7.1 released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4 Released 01/01/2010, Downloads: 71433</text:p>
                <draw:g>
                  <svg:desc>Sheet1.D2:Sheet1.D2</svg:desc>
                </draw:g>
              </table:table-cell>
              <table:table-cell office:value-type="string">
                <text:p>1.5 Released 01/08/2010, Downloads: 109371</text:p>
                <draw:g>
                  <svg:desc>Sheet1.F2:Sheet1.F2</svg:desc>
                </draw:g>
              </table:table-cell>
              <table:table-cell office:value-type="string">
                <text:p>1.6 Released 27/11/2010, Downloads: 188430</text:p>
                <draw:g>
                  <svg:desc>Sheet1.H2:Sheet1.H2</svg:desc>
                </draw:g>
              </table:table-cell>
              <table:table-cell office:value-type="string">
                <text:p>1.7.0 Released 19/06/2010, Downloads: 102372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th 1</text:p>
                <draw:g>
                  <svg:desc>Sheet1.C3:Sheet1.C10</svg:desc>
                </draw:g>
              </table:table-cell>
              <table:table-cell office:value-type="float" office:value="8262">
                <text:p>8262</text:p>
                <draw:g>
                  <svg:desc>Sheet1.E3:Sheet1.E10</svg:desc>
                </draw:g>
              </table:table-cell>
              <table:table-cell office:value-type="float" office:value="17699">
                <text:p>17699</text:p>
                <draw:g>
                  <svg:desc>Sheet1.G3:Sheet1.G10</svg:desc>
                </draw:g>
              </table:table-cell>
              <table:table-cell office:value-type="float" office:value="37833">
                <text:p>37833</text:p>
                <draw:g>
                  <svg:desc>Sheet1.I3:Sheet1.I11</svg:desc>
                </draw:g>
              </table:table-cell>
              <table:table-cell office:value-type="float" office:value="15101">
                <text:p>15101</text:p>
                <draw:g>
                  <svg:desc>Sheet1.K3:Sheet1.K9</svg:desc>
                </draw:g>
              </table:table-cell>
            </table:table-row>
            <table:table-row>
              <table:table-cell office:value-type="string">
                <text:p>Month 2</text:p>
              </table:table-cell>
              <table:table-cell office:value-type="float" office:value="21461">
                <text:p>21461</text:p>
              </table:table-cell>
              <table:table-cell office:value-type="float" office:value="54602">
                <text:p>54602</text:p>
              </table:table-cell>
              <table:table-cell office:value-type="float" office:value="46168">
                <text:p>46168</text:p>
              </table:table-cell>
              <table:table-cell office:value-type="float" office:value="40802">
                <text:p>40802</text:p>
              </table:table-cell>
            </table:table-row>
            <table:table-row>
              <table:table-cell office:value-type="string">
                <text:p>Month 3</text:p>
              </table:table-cell>
              <table:table-cell office:value-type="float" office:value="33987">
                <text:p>33987</text:p>
              </table:table-cell>
              <table:table-cell office:value-type="float" office:value="83420">
                <text:p>83420</text:p>
              </table:table-cell>
              <table:table-cell office:value-type="float" office:value="70715">
                <text:p>70715</text:p>
              </table:table-cell>
              <table:table-cell office:value-type="float" office:value="73434">
                <text:p>73434</text:p>
              </table:table-cell>
            </table:table-row>
            <table:table-row>
              <table:table-cell office:value-type="string">
                <text:p>Month 4</text:p>
              </table:table-cell>
              <table:table-cell office:value-type="float" office:value="46541">
                <text:p>46541</text:p>
              </table:table-cell>
              <table:table-cell office:value-type="float" office:value="109371">
                <text:p>109371</text:p>
              </table:table-cell>
              <table:table-cell office:value-type="float" office:value="116905">
                <text:p>116905</text:p>
              </table:table-cell>
              <table:table-cell office:value-type="float" office:value="101301">
                <text:p>101301</text:p>
              </table:table-cell>
            </table:table-row>
            <table:table-row>
              <table:table-cell office:value-type="string">
                <text:p>Month 5</text:p>
              </table:table-cell>
              <table:table-cell office:value-type="float" office:value="55055">
                <text:p>55055</text:p>
              </table:table-cell>
              <table:table-cell office:value-type="float" office:value="NaN">
                <text:p>NaN</text:p>
              </table:table-cell>
              <table:table-cell office:value-type="float" office:value="143841">
                <text:p>143841</text:p>
              </table:table-cell>
              <table:table-cell office:value-type="float" office:value="102372">
                <text:p>102372</text:p>
              </table:table-cell>
            </table:table-row>
            <table:table-row>
              <table:table-cell office:value-type="string">
                <text:p>Month 6</text:p>
              </table:table-cell>
              <table:table-cell office:value-type="float" office:value="63193">
                <text:p>63193</text:p>
              </table:table-cell>
              <table:table-cell office:value-type="float" office:value="NaN">
                <text:p>NaN</text:p>
              </table:table-cell>
              <table:table-cell office:value-type="float" office:value="172240">
                <text:p>172240</text:p>
              </table:table-cell>
              <table:table-cell office:value-type="float" office:value="102372">
                <text:p>102372</text:p>
              </table:table-cell>
            </table:table-row>
            <table:table-row>
              <table:table-cell office:value-type="string">
                <text:p>Month 7</text:p>
              </table:table-cell>
              <table:table-cell office:value-type="float" office:value="70642">
                <text:p>70642</text:p>
              </table:table-cell>
              <table:table-cell office:value-type="float" office:value="NaN">
                <text:p>NaN</text:p>
              </table:table-cell>
              <table:table-cell office:value-type="float" office:value="188430">
                <text:p>188430</text:p>
              </table:table-cell>
              <table:table-cell office:value-type="float" office:value="102372">
                <text:p>102372</text:p>
              </table:table-cell>
            </table:table-row>
            <table:table-row>
              <table:table-cell office:value-type="string">
                <text:p>Month 8</text:p>
              </table:table-cell>
              <table:table-cell office:value-type="float" office:value="71433">
                <text:p>7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20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852cm" svg:height="8.996cm" xlink:href=".." xlink:type="simple" chart:class="chart:area" chart:style-name="ch1">
        <chart:legend chart:legend-position="end" svg:x="15.901cm" svg:y="3.4cm" style:legend-expansion="high" chart:style-name="ch2"/>
        <chart:plot-area chart:style-name="ch3" table:cell-range-address="Sheet2.B14:Sheet2.C36 Sheet2.E14:Sheet2.E36 Sheet2.G14:Sheet2.G36 Sheet2.I14:Sheet2.I36" chart:data-source-has-labels="both" svg:x="0.827cm" svg:y="0.851cm" svg:width="14.32cm" svg:height="7.546cm">
          <chartooo:coordinate-region svg:x="2.004cm" svg:y="1.064cm" svg:width="13.13cm" svg:height="6.236cm"/>
          <chart:axis chart:dimension="x" chart:name="primary-x" chart:style-name="ch4" chartooo:axis-type="auto">
            <chartooo:date-scale/>
            <chart:categories table:cell-range-address="Sheet2.B15:Sheet2.B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C15:Sheet2.C36" chart:label-cell-address="Sheet2.C14:Sheet2.C14" chart:class="chart:area">
            <chart:data-point chart:repeated="22"/>
          </chart:series>
          <chart:series chart:style-name="ch7" chart:values-cell-range-address="Sheet2.E15:Sheet2.E36" chart:label-cell-address="Sheet2.E14:Sheet2.E14" chart:class="chart:area">
            <chart:data-point chart:repeated="22"/>
          </chart:series>
          <chart:series chart:style-name="ch8" chart:values-cell-range-address="Sheet2.G15:Sheet2.G36" chart:label-cell-address="Sheet2.G14:Sheet2.G14" chart:class="chart:area">
            <chart:data-point chart:repeated="22"/>
          </chart:series>
          <chart:series chart:style-name="ch9" chart:values-cell-range-address="Sheet2.I15:Sheet2.I36" chart:label-cell-address="Sheet2.I14:Sheet2.I14" chart:class="chart:area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4 downloads</text:p>
                <draw:g>
                  <svg:desc>Sheet2.C14:Sheet2.C14</svg:desc>
                </draw:g>
              </table:table-cell>
              <table:table-cell office:value-type="string">
                <text:p>1.5 downloads</text:p>
                <draw:g>
                  <svg:desc>Sheet2.E14:Sheet2.E14</svg:desc>
                </draw:g>
              </table:table-cell>
              <table:table-cell office:value-type="string">
                <text:p>1.6 downloads</text:p>
                <draw:g>
                  <svg:desc>Sheet2.G14:Sheet2.G14</svg:desc>
                </draw:g>
              </table:table-cell>
              <table:table-cell office:value-type="string">
                <text:p>1.7 downloads</text:p>
                <draw:g>
                  <svg:desc>Sheet2.I14:Sheet2.I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0-01</text:p>
                <draw:g>
                  <svg:desc>Sheet2.B15:Sheet2.B36</svg:desc>
                </draw:g>
              </table:table-cell>
              <table:table-cell office:value-type="float" office:value="8262">
                <text:p>8262</text:p>
                <draw:g>
                  <svg:desc>Sheet2.C15:Sheet2.C36</svg:desc>
                </draw:g>
              </table:table-cell>
              <table:table-cell office:value-type="float" office:value="0">
                <text:p>0</text:p>
                <draw:g>
                  <svg:desc>Sheet2.E15:Sheet2.E36</svg:desc>
                </draw:g>
              </table:table-cell>
              <table:table-cell office:value-type="float" office:value="NaN">
                <text:p>NaN</text:p>
                <draw:g>
                  <svg:desc>Sheet2.G15:Sheet2.G36</svg:desc>
                </draw:g>
              </table:table-cell>
              <table:table-cell office:value-type="float" office:value="NaN">
                <text:p>NaN</text:p>
                <draw:g>
                  <svg:desc>Sheet2.I15:Sheet2.I36</svg:desc>
                </draw:g>
              </table:table-cell>
            </table:table-row>
            <table:table-row>
              <table:table-cell office:value-type="string">
                <text:p>2010-02</text:p>
              </table:table-cell>
              <table:table-cell office:value-type="float" office:value="13199">
                <text:p>131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-03</text:p>
              </table:table-cell>
              <table:table-cell office:value-type="float" office:value="12526">
                <text:p>12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-04</text:p>
              </table:table-cell>
              <table:table-cell office:value-type="float" office:value="12554">
                <text:p>12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-05</text:p>
              </table:table-cell>
              <table:table-cell office:value-type="float" office:value="8514">
                <text:p>8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-06</text:p>
              </table:table-cell>
              <table:table-cell office:value-type="float" office:value="8138">
                <text:p>8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-07</text:p>
              </table:table-cell>
              <table:table-cell office:value-type="float" office:value="7449">
                <text:p>7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-08</text:p>
              </table:table-cell>
              <table:table-cell office:value-type="float" office:value="791">
                <text:p>791</text:p>
              </table:table-cell>
              <table:table-cell office:value-type="float" office:value="17699">
                <text:p>176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-09</text:p>
              </table:table-cell>
              <table:table-cell office:value-type="float" office:value="0">
                <text:p>0</text:p>
              </table:table-cell>
              <table:table-cell office:value-type="float" office:value="36903">
                <text:p>36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-10</text:p>
              </table:table-cell>
              <table:table-cell office:value-type="float" office:value="0">
                <text:p>0</text:p>
              </table:table-cell>
              <table:table-cell office:value-type="float" office:value="28818">
                <text:p>288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-11</text:p>
              </table:table-cell>
              <table:table-cell office:value-type="float" office:value="0">
                <text:p>0</text:p>
              </table:table-cell>
              <table:table-cell office:value-type="float" office:value="25951">
                <text:p>2595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-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833">
                <text:p>37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-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35">
                <text:p>8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-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47">
                <text:p>24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-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190">
                <text:p>46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-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36">
                <text:p>26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-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99">
                <text:p>28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-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90">
                <text:p>16190</text:p>
              </table:table-cell>
              <table:table-cell office:value-type="float" office:value="15101">
                <text:p>15101</text:p>
              </table:table-cell>
            </table:table-row>
            <table:table-row>
              <table:table-cell office:value-type="string">
                <text:p>2011-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5701">
                <text:p>25701</text:p>
              </table:table-cell>
            </table:table-row>
            <table:table-row>
              <table:table-cell office:value-type="string">
                <text:p>2011-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2632">
                <text:p>32632</text:p>
              </table:table-cell>
            </table:table-row>
            <table:table-row>
              <table:table-cell office:value-type="string">
                <text:p>2011-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7867">
                <text:p>27867</text:p>
              </table:table-cell>
            </table:table-row>
            <table:table-row>
              <table:table-cell office:value-type="string">
                <text:p>2011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71">
                <text:p>10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20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587cm" svg:height="13.388cm" xlink:href=".." xlink:type="simple" chart:class="chart:area" chart:style-name="ch1">
        <chart:legend chart:legend-position="end" svg:x="29.827cm" svg:y="5.334cm" style:legend-expansion="high" chart:style-name="ch2"/>
        <chart:plot-area chart:style-name="ch3" table:cell-range-address="Sheet3.A1:Sheet3.H13" chart:data-source-has-labels="both" svg:x="1.081cm" svg:y="1.203cm" svg:width="27.484cm" svg:height="11.498cm">
          <chartooo:coordinate-region svg:x="2.443cm" svg:y="1.415cm" svg:width="26.122cm" svg:height="10.613cm"/>
          <chart:axis chart:dimension="x" chart:name="primary-x" chart:style-name="ch4" chartooo:axis-type="auto">
            <chartooo:date-scale/>
            <chart:categories table:cell-range-address="Sheet3.A2:Sheet3.C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D2:Sheet3.D13" chart:label-cell-address="Sheet3.D1:Sheet3.D1" chart:class="chart:area">
            <chart:data-point chart:repeated="12"/>
          </chart:series>
          <chart:series chart:style-name="ch8" chart:values-cell-range-address="Sheet3.E2:Sheet3.E13" chart:label-cell-address="Sheet3.E1:Sheet3.E1" chart:class="chart:area">
            <chart:data-point chart:repeated="12"/>
          </chart:series>
          <chart:series chart:style-name="ch9" chart:values-cell-range-address="Sheet3.F2:Sheet3.F13" chart:label-cell-address="Sheet3.F1:Sheet3.F1" chart:class="chart:area">
            <chart:data-point chart:repeated="12"/>
          </chart:series>
          <chart:series chart:style-name="ch10" chart:values-cell-range-address="Sheet3.G2:Sheet3.G13" chart:label-cell-address="Sheet3.G1:Sheet3.G1" chart:class="chart:area">
            <chart:data-point chart:repeated="12"/>
          </chart:series>
          <chart:series chart:style-name="ch11" chart:values-cell-range-address="Sheet3.H2:Sheet3.H13" chart:label-cell-address="Sheet3.H1:Sheet3.H1" chart:class="chart:area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.6</text:p>
                <draw:g>
                  <svg:desc>Sheet3.D1:Sheet3.D1</svg:desc>
                </draw:g>
              </table:table-cell>
              <table:table-cell office:value-type="string">
                <text:p>V1.7.0</text:p>
                <draw:g>
                  <svg:desc>Sheet3.E1:Sheet3.E1</svg:desc>
                </draw:g>
              </table:table-cell>
              <table:table-cell office:value-type="string">
                <text:p>V1.7.1</text:p>
                <draw:g>
                  <svg:desc>Sheet3.F1:Sheet3.F1</svg:desc>
                </draw:g>
              </table:table-cell>
              <table:table-cell office:value-type="string">
                <text:p>V1.7.2</text:p>
                <draw:g>
                  <svg:desc>Sheet3.G1:Sheet3.G1</svg:desc>
                </draw:g>
              </table:table-cell>
              <table:table-cell office:value-type="string">
                <text:p>V1.7.3</text:p>
                <draw:g>
                  <svg:desc>Sheet3.H1:Sheet3.H1</svg:desc>
                </draw:g>
              </table:table-cell>
            </table:table-row>
          </table:table-header-rows>
          <table:table-rows>
            <table:table-row>
              <table:table-cell office:value-type="float" office:value="40544">
                <text:p>4054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3.A2:Sheet3.C13</svg:desc>
                </draw:g>
              </table:table-cell>
              <table:table-cell office:value-type="float" office:value="8335">
                <text:p>8335</text:p>
                <draw:g>
                  <svg:desc>Sheet3.D2:Sheet3.D13</svg:desc>
                </draw:g>
              </table:table-cell>
              <table:table-cell office:value-type="float" office:value="NaN">
                <text:p>NaN</text:p>
                <draw:g>
                  <svg:desc>Sheet3.E2:Sheet3.E13</svg:desc>
                </draw:g>
              </table:table-cell>
              <table:table-cell office:value-type="float" office:value="NaN">
                <text:p>NaN</text:p>
                <draw:g>
                  <svg:desc>Sheet3.F2:Sheet3.F13</svg:desc>
                </draw:g>
              </table:table-cell>
              <table:table-cell office:value-type="float" office:value="NaN">
                <text:p>NaN</text:p>
                <draw:g>
                  <svg:desc>Sheet3.G2:Sheet3.G13</svg:desc>
                </draw:g>
              </table:table-cell>
              <table:table-cell office:value-type="float" office:value="NaN">
                <text:p>NaN</text:p>
                <draw:g>
                  <svg:desc>Sheet3.H2:Sheet3.H13</svg:desc>
                </draw:g>
              </table:table-cell>
            </table:table-row>
            <table:table-row>
              <table:table-cell office:value-type="float" office:value="40575">
                <text:p>4058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547">
                <text:p>24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03">
                <text:p>4060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6190">
                <text:p>46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936">
                <text:p>26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4">
                <text:p>4066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399">
                <text:p>28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70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190">
                <text:p>16190</text:p>
              </table:table-cell>
              <table:table-cell office:value-type="float" office:value="15101">
                <text:p>15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5">
                <text:p>4073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21">
                <text:p>1321</text:p>
              </table:table-cell>
              <table:table-cell office:value-type="float" office:value="25701">
                <text:p>25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6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373">
                <text:p>2373</text:p>
              </table:table-cell>
              <table:table-cell office:value-type="float" office:value="32632">
                <text:p>3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7">
                <text:p>4079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27867">
                <text:p>27867</text:p>
              </table:table-cell>
              <table:table-cell office:value-type="float" office:value="2026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7">
                <text:p>4082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16">
                <text:p>45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48">
                <text:p>4085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477">
                <text:p>78477</text:p>
              </table:table-cell>
              <table:table-cell office:value-type="float" office:value="20004">
                <text:p>20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8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09">
                <text:p>27509</text:p>
              </table:table-cell>
              <table:table-cell office:value-type="float" office:value="21025">
                <text:p>210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20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